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1.27cm" svg:height="1.27cm" svg:x="6.715cm" svg:y="10.52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4.175cm" svg:y="10.525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.635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2" draw:layer="layout" svg:width="1.27cm" svg:height="1.27cm" svg:x="19.415cm" svg:y="10.5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16.875cm" svg:y="10.5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11.795cm" svg:y="10.52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9.255cm" svg:y="10.52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1.27cm" svg:height="1.27cm" svg:x="14.335cm" svg:y="10.525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27cm" svg:y1="11.795cm" svg:x2="20.05cm" svg:y2="11.795cm" draw:start-shape="id1" draw:start-glue-point="8" draw:end-shape="id2" draw:end-glue-point="8" svg:d="m2270 11795c0 3415 17780 3415 17780 0">
          <text:p/>
        </draw:connector>
        <draw:connector draw:style-name="gr2" draw:text-style-name="P1" draw:layer="layout" draw:type="curve" svg:x1="2.27cm" svg:y1="11.795cm" svg:x2="17.51cm" svg:y2="11.795cm" draw:start-shape="id1" draw:start-glue-point="8" draw:end-shape="id3" draw:end-glue-point="8" svg:d="m2270 11795c0 1510 15240 1510 15240 0">
          <text:p/>
        </draw:connector>
        <draw:connector draw:style-name="gr2" draw:text-style-name="P1" draw:layer="layout" draw:type="curve" svg:x1="5.445cm" svg:y1="11.16cm" svg:x2="6.715cm" svg:y2="11.16cm" draw:start-shape="id4" draw:start-glue-point="10" draw:end-shape="id5" draw:end-glue-point="6" svg:d="m5445 11160h1270">
          <text:p/>
        </draw:connector>
        <draw:connector draw:style-name="gr2" draw:text-style-name="P1" draw:layer="layout" draw:type="curve" svg:x1="4.81cm" svg:y1="11.795cm" svg:x2="9.89cm" svg:y2="11.795cm" draw:start-shape="id4" draw:start-glue-point="8" draw:end-shape="id6" draw:end-glue-point="8" svg:d="m4810 11795c0 790 5080 790 5080 0">
          <text:p/>
        </draw:connector>
        <draw:connector draw:style-name="gr3" draw:text-style-name="P1" draw:layer="layout" draw:type="curve" svg:x1="2.27cm" svg:y1="10.525cm" svg:x2="14.97cm" svg:y2="10.525cm" draw:start-shape="id1" draw:start-glue-point="4" draw:end-shape="id7" draw:end-glue-point="4" svg:d="m2270 10525c0-1510 12700-1510 12700 0">
          <text:p/>
        </draw:connector>
        <draw:connector draw:style-name="gr3" draw:text-style-name="P1" draw:layer="layout" draw:type="curve" svg:x1="4.81cm" svg:y1="10.525cm" svg:x2="12.43cm" svg:y2="10.525cm" draw:start-shape="id4" draw:start-glue-point="4" draw:end-shape="id8" draw:end-glue-point="4" svg:d="m4810 10525c0-789 7620-789 7620 0">
          <text:p/>
        </draw:connector>
        <draw:connector draw:style-name="gr3" draw:text-style-name="P1" draw:layer="layout" draw:type="curve" draw:line-skew="0.24cm" svg:x1="14.97cm" svg:y1="11.795cm" svg:x2="20.05cm" svg:y2="11.795cm" draw:start-shape="id7" draw:start-glue-point="8" draw:end-shape="id2" draw:end-glue-point="8" svg:d="m14970 11795c0 1150 5080 1150 5080 0">
          <text:p/>
        </draw:connector>
        <draw:connector draw:style-name="gr3" draw:text-style-name="P1" draw:layer="layout" draw:type="curve" draw:line-skew="-0.241cm" svg:x1="12.43cm" svg:y1="10.525cm" svg:x2="20.05cm" svg:y2="10.525cm" draw:start-shape="id8" draw:start-glue-point="4" draw:end-shape="id2" draw:end-glue-point="4" svg:d="m12430 10525c0-1150 7620-1150 7620 0">
          <text:p/>
        </draw:connector>
        <draw:connector draw:style-name="gr3" draw:text-style-name="P1" draw:layer="layout" draw:type="curve" draw:line-skew="-0.52cm" svg:x1="12.43cm" svg:y1="10.525cm" svg:x2="17.51cm" svg:y2="10.525cm" draw:start-shape="id8" draw:start-glue-point="4" draw:end-shape="id3" draw:end-glue-point="4" svg:d="m12430 10525c0-1569 5080-1569 508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02:16</dc:date>
    <dc:creator>George Balatsouras</dc:creator>
    <meta:editing-duration>PT00H19M13S</meta:editing-duration>
    <meta:editing-cycles>12</meta:editing-cycles>
    <meta:generator>OpenOffice.org/3.2$Unix OpenOffice.org_project/320m12$Build-9483</meta:generator>
    <meta:document-statistic meta:object-count="17"/>
  </office:meta>
</office:document-meta>
</file>